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01cm" fo:margin-bottom="0.101cm" style:contextual-spacing="false" fo:line-height="150%" fo:text-align="center" style:justify-single-word="false"/>
      <style:text-properties style:font-name="Arial" fo:font-size="12pt" fo:font-weight="bold" officeooo:rsid="00055386" officeooo:paragraph-rsid="00055386" style:font-size-asian="12pt" style:font-weight-asian="bold" style:font-size-complex="12pt" style:font-weight-complex="bold"/>
    </style:style>
    <style:style style:name="P2" style:family="paragraph" style:parent-style-name="Standard">
      <style:paragraph-properties fo:margin-top="0.101cm" fo:margin-bottom="0.101cm" style:contextual-spacing="false" fo:line-height="150%"/>
      <style:text-properties officeooo:paragraph-rsid="009b4b5e"/>
    </style:style>
    <style:style style:name="P3" style:family="paragraph" style:parent-style-name="Standard">
      <style:paragraph-properties fo:margin-top="0.101cm" fo:margin-bottom="0.101cm" style:contextual-spacing="false" fo:line-height="150%"/>
      <style:text-properties officeooo:paragraph-rsid="00f82e67"/>
    </style:style>
    <style:style style:name="T1" style:family="text">
      <style:text-properties style:font-name="Arial" fo:font-size="12pt" officeooo:rsid="0007b3c2" style:font-size-asian="12pt" style:font-size-complex="12pt"/>
    </style:style>
    <style:style style:name="T2" style:family="text">
      <style:text-properties style:font-name="Arial" fo:font-size="12pt" officeooo:rsid="0008742c" style:font-size-asian="12pt" style:font-size-complex="12pt"/>
    </style:style>
    <style:style style:name="T3" style:family="text">
      <style:text-properties style:font-name="Arial" fo:font-size="12pt" officeooo:rsid="0009e4d1" style:font-size-asian="12pt" style:font-size-complex="12pt"/>
    </style:style>
    <style:style style:name="T4" style:family="text">
      <style:text-properties style:font-name="Arial" fo:font-size="12pt" officeooo:rsid="000a5ec7" style:font-size-asian="12pt" style:font-size-complex="12pt"/>
    </style:style>
    <style:style style:name="T5" style:family="text">
      <style:text-properties style:font-name="Arial" fo:font-size="12pt" officeooo:rsid="000b2bdf" style:font-size-asian="12pt" style:font-size-complex="12pt"/>
    </style:style>
    <style:style style:name="T6" style:family="text">
      <style:text-properties style:font-name="Arial" fo:font-size="12pt" officeooo:rsid="000d1c02" style:font-size-asian="12pt" style:font-size-complex="12pt"/>
    </style:style>
    <style:style style:name="T7" style:family="text">
      <style:text-properties style:font-name="Arial" fo:font-size="12pt" officeooo:rsid="000d9a09" style:font-size-asian="12pt" style:font-size-complex="12pt"/>
    </style:style>
    <style:style style:name="T8" style:family="text">
      <style:text-properties style:font-name="Arial" fo:font-size="12pt" officeooo:rsid="000e9242" style:font-size-asian="12pt" style:font-size-complex="12pt"/>
    </style:style>
    <style:style style:name="T9" style:family="text">
      <style:text-properties style:font-name="Arial" fo:font-size="12pt" officeooo:rsid="000fa96a" style:font-size-asian="12pt" style:font-size-complex="12pt"/>
    </style:style>
    <style:style style:name="T10" style:family="text">
      <style:text-properties style:font-name="Arial" fo:font-size="12pt" officeooo:rsid="00102824" style:font-size-asian="12pt" style:font-size-complex="12pt"/>
    </style:style>
    <style:style style:name="T11" style:family="text">
      <style:text-properties style:font-name="Arial" fo:font-size="12pt" officeooo:rsid="001230f7" style:font-size-asian="12pt" style:font-size-complex="12pt"/>
    </style:style>
    <style:style style:name="T12" style:family="text">
      <style:text-properties style:font-name="Arial" fo:font-size="12pt" officeooo:rsid="00158cdc" style:font-size-asian="12pt" style:font-size-complex="12pt"/>
    </style:style>
    <style:style style:name="T13" style:family="text">
      <style:text-properties style:font-name="Arial" fo:font-size="12pt" officeooo:rsid="0017167c" style:font-size-asian="12pt" style:font-size-complex="12pt"/>
    </style:style>
    <style:style style:name="T14" style:family="text">
      <style:text-properties style:font-name="Arial" fo:font-size="12pt" officeooo:rsid="0018891a" style:font-size-asian="12pt" style:font-size-complex="12pt"/>
    </style:style>
    <style:style style:name="T15" style:family="text">
      <style:text-properties style:font-name="Arial" fo:font-size="12pt" officeooo:rsid="00195da5" style:font-size-asian="12pt" style:font-size-complex="12pt"/>
    </style:style>
    <style:style style:name="T16" style:family="text">
      <style:text-properties style:font-name="Arial" fo:font-size="12pt" officeooo:rsid="00198ae3" style:font-size-asian="12pt" style:font-size-complex="12pt"/>
    </style:style>
    <style:style style:name="T17" style:family="text">
      <style:text-properties style:font-name="Arial" fo:font-size="12pt" officeooo:rsid="001a9fb8" style:font-size-asian="12pt" style:font-size-complex="12pt"/>
    </style:style>
    <style:style style:name="T18" style:family="text">
      <style:text-properties style:font-name="Arial" fo:font-size="12pt" officeooo:rsid="001c4c76" style:font-size-asian="12pt" style:font-size-complex="12pt"/>
    </style:style>
    <style:style style:name="T19" style:family="text">
      <style:text-properties style:font-name="Arial" fo:font-size="12pt" officeooo:rsid="001d8629" style:font-size-asian="12pt" style:font-size-complex="12pt"/>
    </style:style>
    <style:style style:name="T20" style:family="text">
      <style:text-properties style:font-name="Arial" fo:font-size="12pt" officeooo:rsid="001e595c" style:font-size-asian="12pt" style:font-size-complex="12pt"/>
    </style:style>
    <style:style style:name="T21" style:family="text">
      <style:text-properties style:font-name="Arial" fo:font-size="12pt" officeooo:rsid="001f7650" style:font-size-asian="12pt" style:font-size-complex="12pt"/>
    </style:style>
    <style:style style:name="T22" style:family="text">
      <style:text-properties style:font-name="Arial" fo:font-size="12pt" officeooo:rsid="00204813" style:font-size-asian="12pt" style:font-size-complex="12pt"/>
    </style:style>
    <style:style style:name="T23" style:family="text">
      <style:text-properties style:font-name="Arial" fo:font-size="12pt" officeooo:rsid="0020b5fe" style:font-size-asian="12pt" style:font-size-complex="12pt"/>
    </style:style>
    <style:style style:name="T24" style:family="text">
      <style:text-properties style:font-name="Arial" fo:font-size="12pt" officeooo:rsid="0022a7b0" style:font-size-asian="12pt" style:font-size-complex="12pt"/>
    </style:style>
    <style:style style:name="T25" style:family="text">
      <style:text-properties style:font-name="Arial" fo:font-size="12pt" officeooo:rsid="0024bfcc" style:font-size-asian="12pt" style:font-size-complex="12pt"/>
    </style:style>
    <style:style style:name="T26" style:family="text">
      <style:text-properties style:font-name="Arial" fo:font-size="12pt" officeooo:rsid="0024f8d7" style:font-size-asian="12pt" style:font-size-complex="12pt"/>
    </style:style>
    <style:style style:name="T27" style:family="text">
      <style:text-properties style:font-name="Arial" fo:font-size="12pt" officeooo:rsid="00255084" style:font-size-asian="12pt" style:font-size-complex="12pt"/>
    </style:style>
    <style:style style:name="T28" style:family="text">
      <style:text-properties style:font-name="Arial" fo:font-size="12pt" officeooo:rsid="00255e0b" style:font-size-asian="12pt" style:font-size-complex="12pt"/>
    </style:style>
    <style:style style:name="T29" style:family="text">
      <style:text-properties style:font-name="Arial" fo:font-size="12pt" officeooo:rsid="00279502" style:font-size-asian="12pt" style:font-size-complex="12pt"/>
    </style:style>
    <style:style style:name="T30" style:family="text">
      <style:text-properties style:font-name="Arial" fo:font-size="12pt" officeooo:rsid="002983d4" style:font-size-asian="12pt" style:font-size-complex="12pt"/>
    </style:style>
    <style:style style:name="T31" style:family="text">
      <style:text-properties style:font-name="Arial" fo:font-size="12pt" officeooo:rsid="002b165d" style:font-size-asian="12pt" style:font-size-complex="12pt"/>
    </style:style>
    <style:style style:name="T32" style:family="text">
      <style:text-properties style:font-name="Arial" fo:font-size="12pt" officeooo:rsid="002b2411" style:font-size-asian="12pt" style:font-size-complex="12pt"/>
    </style:style>
    <style:style style:name="T33" style:family="text">
      <style:text-properties style:font-name="Arial" fo:font-size="12pt" officeooo:rsid="002c5385" style:font-size-asian="12pt" style:font-size-complex="12pt"/>
    </style:style>
    <style:style style:name="T34" style:family="text">
      <style:text-properties style:font-name="Arial" fo:font-size="12pt" officeooo:rsid="002df311" style:font-size-asian="12pt" style:font-size-complex="12pt"/>
    </style:style>
    <style:style style:name="T35" style:family="text">
      <style:text-properties style:font-name="Arial" fo:font-size="12pt" officeooo:rsid="003023dd" style:font-size-asian="12pt" style:font-size-complex="12pt"/>
    </style:style>
    <style:style style:name="T36" style:family="text">
      <style:text-properties style:font-name="Arial" fo:font-size="12pt" officeooo:rsid="0032327b" style:font-size-asian="12pt" style:font-size-complex="12pt"/>
    </style:style>
    <style:style style:name="T37" style:family="text">
      <style:text-properties style:font-name="Arial" fo:font-size="12pt" officeooo:rsid="0033d1da" style:font-size-asian="12pt" style:font-size-complex="12pt"/>
    </style:style>
    <style:style style:name="T38" style:family="text">
      <style:text-properties style:font-name="Arial" fo:font-size="12pt" officeooo:rsid="00354a5d" style:font-size-asian="12pt" style:font-size-complex="12pt"/>
    </style:style>
    <style:style style:name="T39" style:family="text">
      <style:text-properties style:font-name="Arial" fo:font-size="12pt" officeooo:rsid="0035daf7" style:font-size-asian="12pt" style:font-size-complex="12pt"/>
    </style:style>
    <style:style style:name="T40" style:family="text">
      <style:text-properties style:font-name="Arial" fo:font-size="12pt" officeooo:rsid="00381867" style:font-size-asian="12pt" style:font-size-complex="12pt"/>
    </style:style>
    <style:style style:name="T41" style:family="text">
      <style:text-properties style:font-name="Arial" fo:font-size="12pt" officeooo:rsid="0039d595" style:font-size-asian="12pt" style:font-size-complex="12pt"/>
    </style:style>
    <style:style style:name="T42" style:family="text">
      <style:text-properties style:font-name="Arial" fo:font-size="12pt" officeooo:rsid="003b081f" style:font-size-asian="12pt" style:font-size-complex="12pt"/>
    </style:style>
    <style:style style:name="T43" style:family="text">
      <style:text-properties style:font-name="Arial" fo:font-size="12pt" officeooo:rsid="003c5161" style:font-size-asian="12pt" style:font-size-complex="12pt"/>
    </style:style>
    <style:style style:name="T44" style:family="text">
      <style:text-properties style:font-name="Arial" fo:font-size="12pt" officeooo:rsid="003e629d" style:font-size-asian="12pt" style:font-size-complex="12pt"/>
    </style:style>
    <style:style style:name="T45" style:family="text">
      <style:text-properties style:font-name="Arial" fo:font-size="12pt" officeooo:rsid="003ea765" style:font-size-asian="12pt" style:font-size-complex="12pt"/>
    </style:style>
    <style:style style:name="T46" style:family="text">
      <style:text-properties style:font-name="Arial" fo:font-size="12pt" officeooo:rsid="004016b3" style:font-size-asian="12pt" style:font-size-complex="12pt"/>
    </style:style>
    <style:style style:name="T47" style:family="text">
      <style:text-properties style:font-name="Arial" fo:font-size="12pt" officeooo:rsid="0040ffe0" style:font-size-asian="12pt" style:font-size-complex="12pt"/>
    </style:style>
    <style:style style:name="T48" style:family="text">
      <style:text-properties style:font-name="Arial" fo:font-size="12pt" officeooo:rsid="0043cf27" style:font-size-asian="12pt" style:font-size-complex="12pt"/>
    </style:style>
    <style:style style:name="T49" style:family="text">
      <style:text-properties style:font-name="Arial" fo:font-size="12pt" officeooo:rsid="0044eb0a" style:font-size-asian="12pt" style:font-size-complex="12pt"/>
    </style:style>
    <style:style style:name="T50" style:family="text">
      <style:text-properties style:font-name="Arial" fo:font-size="12pt" officeooo:rsid="0045bb9b" style:font-size-asian="12pt" style:font-size-complex="12pt"/>
    </style:style>
    <style:style style:name="T51" style:family="text">
      <style:text-properties style:font-name="Arial" fo:font-size="12pt" officeooo:rsid="00472ff3" style:font-size-asian="12pt" style:font-size-complex="12pt"/>
    </style:style>
    <style:style style:name="T52" style:family="text">
      <style:text-properties style:font-name="Arial" fo:font-size="12pt" officeooo:rsid="0048d9af" style:font-size-asian="12pt" style:font-size-complex="12pt"/>
    </style:style>
    <style:style style:name="T53" style:family="text">
      <style:text-properties style:font-name="Arial" fo:font-size="12pt" officeooo:rsid="004a52ea" style:font-size-asian="12pt" style:font-size-complex="12pt"/>
    </style:style>
    <style:style style:name="T54" style:family="text">
      <style:text-properties style:font-name="Arial" fo:font-size="12pt" officeooo:rsid="004ae366" style:font-size-asian="12pt" style:font-size-complex="12pt"/>
    </style:style>
    <style:style style:name="T55" style:family="text">
      <style:text-properties style:font-name="Arial" fo:font-size="12pt" officeooo:rsid="004b8bb6" style:font-size-asian="12pt" style:font-size-complex="12pt"/>
    </style:style>
    <style:style style:name="T56" style:family="text">
      <style:text-properties style:font-name="Arial" fo:font-size="12pt" officeooo:rsid="004d0c67" style:font-size-asian="12pt" style:font-size-complex="12pt"/>
    </style:style>
    <style:style style:name="T57" style:family="text">
      <style:text-properties style:font-name="Arial" fo:font-size="12pt" officeooo:rsid="004f8242" style:font-size-asian="12pt" style:font-size-complex="12pt"/>
    </style:style>
    <style:style style:name="T58" style:family="text">
      <style:text-properties style:font-name="Arial" fo:font-size="12pt" officeooo:rsid="004f97ca" style:font-size-asian="12pt" style:font-size-complex="12pt"/>
    </style:style>
    <style:style style:name="T59" style:family="text">
      <style:text-properties style:font-name="Arial" fo:font-size="12pt" officeooo:rsid="005086be" style:font-size-asian="12pt" style:font-size-complex="12pt"/>
    </style:style>
    <style:style style:name="T60" style:family="text">
      <style:text-properties style:font-name="Arial" fo:font-size="12pt" officeooo:rsid="0051b12a" style:font-size-asian="12pt" style:font-size-complex="12pt"/>
    </style:style>
    <style:style style:name="T61" style:family="text">
      <style:text-properties style:font-name="Arial" fo:font-size="12pt" officeooo:rsid="0051ff1b" style:font-size-asian="12pt" style:font-size-complex="12pt"/>
    </style:style>
    <style:style style:name="T62" style:family="text">
      <style:text-properties style:font-name="Arial" fo:font-size="12pt" officeooo:rsid="0052413a" style:font-size-asian="12pt" style:font-size-complex="12pt"/>
    </style:style>
    <style:style style:name="T63" style:family="text">
      <style:text-properties style:font-name="Arial" fo:font-size="12pt" officeooo:rsid="00534647" style:font-size-asian="12pt" style:font-size-complex="12pt"/>
    </style:style>
    <style:style style:name="T64" style:family="text">
      <style:text-properties style:font-name="Arial" fo:font-size="12pt" officeooo:rsid="00552a23" style:font-size-asian="12pt" style:font-size-complex="12pt"/>
    </style:style>
    <style:style style:name="T65" style:family="text">
      <style:text-properties style:font-name="Arial" fo:font-size="12pt" officeooo:rsid="0056f428" style:font-size-asian="12pt" style:font-size-complex="12pt"/>
    </style:style>
    <style:style style:name="T66" style:family="text">
      <style:text-properties style:font-name="Arial" fo:font-size="12pt" officeooo:rsid="0058e2dc" style:font-size-asian="12pt" style:font-size-complex="12pt"/>
    </style:style>
    <style:style style:name="T67" style:family="text">
      <style:text-properties style:font-name="Arial" fo:font-size="12pt" officeooo:rsid="005a9e0e" style:font-size-asian="12pt" style:font-size-complex="12pt"/>
    </style:style>
    <style:style style:name="T68" style:family="text">
      <style:text-properties style:font-name="Arial" fo:font-size="12pt" officeooo:rsid="005d34a9" style:font-size-asian="12pt" style:font-size-complex="12pt"/>
    </style:style>
    <style:style style:name="T69" style:family="text">
      <style:text-properties style:font-name="Arial" fo:font-size="12pt" officeooo:rsid="005e7cdb" style:font-size-asian="12pt" style:font-size-complex="12pt"/>
    </style:style>
    <style:style style:name="T70" style:family="text">
      <style:text-properties style:font-name="Arial" fo:font-size="12pt" officeooo:rsid="005ffe2c" style:font-size-asian="12pt" style:font-size-complex="12pt"/>
    </style:style>
    <style:style style:name="T71" style:family="text">
      <style:text-properties style:font-name="Arial" fo:font-size="12pt" officeooo:rsid="0060aea3" style:font-size-asian="12pt" style:font-size-complex="12pt"/>
    </style:style>
    <style:style style:name="T72" style:family="text">
      <style:text-properties style:font-name="Arial" fo:font-size="12pt" officeooo:rsid="0062147b" style:font-size-asian="12pt" style:font-size-complex="12pt"/>
    </style:style>
    <style:style style:name="T73" style:family="text">
      <style:text-properties style:font-name="Arial" fo:font-size="12pt" officeooo:rsid="006300d8" style:font-size-asian="12pt" style:font-size-complex="12pt"/>
    </style:style>
    <style:style style:name="T74" style:family="text">
      <style:text-properties style:font-name="Arial" fo:font-size="12pt" officeooo:rsid="006463f3" style:font-size-asian="12pt" style:font-size-complex="12pt"/>
    </style:style>
    <style:style style:name="T75" style:family="text">
      <style:text-properties style:font-name="Arial" fo:font-size="12pt" officeooo:rsid="00660cf3" style:font-size-asian="12pt" style:font-size-complex="12pt"/>
    </style:style>
    <style:style style:name="T76" style:family="text">
      <style:text-properties style:font-name="Arial" fo:font-size="12pt" officeooo:rsid="00665386" style:font-size-asian="12pt" style:font-size-complex="12pt"/>
    </style:style>
    <style:style style:name="T77" style:family="text">
      <style:text-properties style:font-name="Arial" fo:font-size="12pt" officeooo:rsid="006a6d06" style:font-size-asian="12pt" style:font-size-complex="12pt"/>
    </style:style>
    <style:style style:name="T78" style:family="text">
      <style:text-properties style:font-name="Arial" fo:font-size="12pt" officeooo:rsid="006c2817" style:font-size-asian="12pt" style:font-size-complex="12pt"/>
    </style:style>
    <style:style style:name="T79" style:family="text">
      <style:text-properties style:font-name="Arial" fo:font-size="12pt" officeooo:rsid="006e1edb" style:font-size-asian="12pt" style:font-size-complex="12pt"/>
    </style:style>
    <style:style style:name="T80" style:family="text">
      <style:text-properties style:font-name="Arial" fo:font-size="12pt" officeooo:rsid="006ea69a" style:font-size-asian="12pt" style:font-size-complex="12pt"/>
    </style:style>
    <style:style style:name="T81" style:family="text">
      <style:text-properties style:font-name="Arial" fo:font-size="12pt" officeooo:rsid="006fdbd9" style:font-size-asian="12pt" style:font-size-complex="12pt"/>
    </style:style>
    <style:style style:name="T82" style:family="text">
      <style:text-properties style:font-name="Arial" fo:font-size="12pt" officeooo:rsid="00728d51" style:font-size-asian="12pt" style:font-size-complex="12pt"/>
    </style:style>
    <style:style style:name="T83" style:family="text">
      <style:text-properties style:font-name="Arial" fo:font-size="12pt" officeooo:rsid="00750502" style:font-size-asian="12pt" style:font-size-complex="12pt"/>
    </style:style>
    <style:style style:name="T84" style:family="text">
      <style:text-properties style:font-name="Arial" fo:font-size="12pt" officeooo:rsid="00760427" style:font-size-asian="12pt" style:font-size-complex="12pt"/>
    </style:style>
    <style:style style:name="T85" style:family="text">
      <style:text-properties style:font-name="Arial" fo:font-size="12pt" officeooo:rsid="007764ae" style:font-size-asian="12pt" style:font-size-complex="12pt"/>
    </style:style>
    <style:style style:name="T86" style:family="text">
      <style:text-properties style:font-name="Arial" fo:font-size="12pt" officeooo:rsid="0078c9c5" style:font-size-asian="12pt" style:font-size-complex="12pt"/>
    </style:style>
    <style:style style:name="T87" style:family="text">
      <style:text-properties style:font-name="Arial" fo:font-size="12pt" officeooo:rsid="0078da9d" style:font-size-asian="12pt" style:font-size-complex="12pt"/>
    </style:style>
    <style:style style:name="T88" style:family="text">
      <style:text-properties style:font-name="Arial" fo:font-size="12pt" officeooo:rsid="007a3229" style:font-size-asian="12pt" style:font-size-complex="12pt"/>
    </style:style>
    <style:style style:name="T89" style:family="text">
      <style:text-properties style:font-name="Arial" fo:font-size="12pt" officeooo:rsid="007b08dc" style:font-size-asian="12pt" style:font-size-complex="12pt"/>
    </style:style>
    <style:style style:name="T90" style:family="text">
      <style:text-properties style:font-name="Arial" fo:font-size="12pt" officeooo:rsid="007e243e" style:font-size-asian="12pt" style:font-size-complex="12pt"/>
    </style:style>
    <style:style style:name="T91" style:family="text">
      <style:text-properties style:font-name="Arial" fo:font-size="12pt" officeooo:rsid="008020d9" style:font-size-asian="12pt" style:font-size-complex="12pt"/>
    </style:style>
    <style:style style:name="T92" style:family="text">
      <style:text-properties style:font-name="Arial" fo:font-size="12pt" officeooo:rsid="008210f6" style:font-size-asian="12pt" style:font-size-complex="12pt"/>
    </style:style>
    <style:style style:name="T93" style:family="text">
      <style:text-properties style:font-name="Arial" fo:font-size="12pt" officeooo:rsid="0083c07d" style:font-size-asian="12pt" style:font-size-complex="12pt"/>
    </style:style>
    <style:style style:name="T94" style:family="text">
      <style:text-properties style:font-name="Arial" fo:font-size="12pt" officeooo:rsid="0085056b" style:font-size-asian="12pt" style:font-size-complex="12pt"/>
    </style:style>
    <style:style style:name="T95" style:family="text">
      <style:text-properties style:font-name="Arial" fo:font-size="12pt" officeooo:rsid="0085bb3c" style:font-size-asian="12pt" style:font-size-complex="12pt"/>
    </style:style>
    <style:style style:name="T96" style:family="text">
      <style:text-properties style:font-name="Arial" fo:font-size="12pt" officeooo:rsid="00868894" style:font-size-asian="12pt" style:font-size-complex="12pt"/>
    </style:style>
    <style:style style:name="T97" style:family="text">
      <style:text-properties style:font-name="Arial" fo:font-size="12pt" officeooo:rsid="0087159e" style:font-size-asian="12pt" style:font-size-complex="12pt"/>
    </style:style>
    <style:style style:name="T98" style:family="text">
      <style:text-properties style:font-name="Arial" fo:font-size="12pt" officeooo:rsid="00886494" style:font-size-asian="12pt" style:font-size-complex="12pt"/>
    </style:style>
    <style:style style:name="T99" style:family="text">
      <style:text-properties style:font-name="Arial" fo:font-size="12pt" officeooo:rsid="008a07c4" style:font-size-asian="12pt" style:font-size-complex="12pt"/>
    </style:style>
    <style:style style:name="T100" style:family="text">
      <style:text-properties style:font-name="Arial" fo:font-size="12pt" officeooo:rsid="008dddb0" style:font-size-asian="12pt" style:font-size-complex="12pt"/>
    </style:style>
    <style:style style:name="T101" style:family="text">
      <style:text-properties style:font-name="Arial" fo:font-size="12pt" officeooo:rsid="009136c6" style:font-size-asian="12pt" style:font-size-complex="12pt"/>
    </style:style>
    <style:style style:name="T102" style:family="text">
      <style:text-properties style:font-name="Arial" fo:font-size="12pt" officeooo:rsid="0092213e" style:font-size-asian="12pt" style:font-size-complex="12pt"/>
    </style:style>
    <style:style style:name="T103" style:family="text">
      <style:text-properties style:font-name="Arial" fo:font-size="12pt" officeooo:rsid="009401c9" style:font-size-asian="12pt" style:font-size-complex="12pt"/>
    </style:style>
    <style:style style:name="T104" style:family="text">
      <style:text-properties style:font-name="Arial" fo:font-size="12pt" officeooo:rsid="009408f4" style:font-size-asian="12pt" style:font-size-complex="12pt"/>
    </style:style>
    <style:style style:name="T105" style:family="text">
      <style:text-properties style:font-name="Arial" fo:font-size="12pt" officeooo:rsid="00954a97" style:font-size-asian="12pt" style:font-size-complex="12pt"/>
    </style:style>
    <style:style style:name="T106" style:family="text">
      <style:text-properties style:font-name="Arial" fo:font-size="12pt" officeooo:rsid="0096fa75" style:font-size-asian="12pt" style:font-size-complex="12pt"/>
    </style:style>
    <style:style style:name="T107" style:family="text">
      <style:text-properties style:font-name="Arial" fo:font-size="12pt" officeooo:rsid="00971f95" style:font-size-asian="12pt" style:font-size-complex="12pt"/>
    </style:style>
    <style:style style:name="T108" style:family="text">
      <style:text-properties style:font-name="Arial" fo:font-size="12pt" officeooo:rsid="0097260e" style:font-size-asian="12pt" style:font-size-complex="12pt"/>
    </style:style>
    <style:style style:name="T109" style:family="text">
      <style:text-properties style:font-name="Arial" fo:font-size="12pt" officeooo:rsid="0098463c" style:font-size-asian="12pt" style:font-size-complex="12pt"/>
    </style:style>
    <style:style style:name="T110" style:family="text">
      <style:text-properties style:font-name="Arial" fo:font-size="12pt" officeooo:rsid="0099aa47" style:font-size-asian="12pt" style:font-size-complex="12pt"/>
    </style:style>
    <style:style style:name="T111" style:family="text">
      <style:text-properties style:font-name="Arial" fo:font-size="12pt" officeooo:rsid="009aefc9" style:font-size-asian="12pt" style:font-size-complex="12pt"/>
    </style:style>
    <style:style style:name="T112" style:family="text">
      <style:text-properties style:font-name="Arial" fo:font-size="12pt" officeooo:rsid="009b4b5e" style:font-size-asian="12pt" style:font-size-complex="12pt"/>
    </style:style>
    <style:style style:name="T113" style:family="text">
      <style:text-properties style:font-name="Arial" fo:font-size="12pt" officeooo:rsid="009cd725" style:font-size-asian="12pt" style:font-size-complex="12pt"/>
    </style:style>
    <style:style style:name="T114" style:family="text">
      <style:text-properties style:font-name="Arial" fo:font-size="12pt" officeooo:rsid="009dc686" style:font-size-asian="12pt" style:font-size-complex="12pt"/>
    </style:style>
    <style:style style:name="T115" style:family="text">
      <style:text-properties style:font-name="Arial" fo:font-size="12pt" officeooo:rsid="009f1854" style:font-size-asian="12pt" style:font-size-complex="12pt"/>
    </style:style>
    <style:style style:name="T116" style:family="text">
      <style:text-properties style:font-name="Arial" fo:font-size="12pt" officeooo:rsid="00a05fe8" style:font-size-asian="12pt" style:font-size-complex="12pt"/>
    </style:style>
    <style:style style:name="T117" style:family="text">
      <style:text-properties style:font-name="Arial" fo:font-size="12pt" officeooo:rsid="00a104b7" style:font-size-asian="12pt" style:font-size-complex="12pt"/>
    </style:style>
    <style:style style:name="T118" style:family="text">
      <style:text-properties style:font-name="Arial" fo:font-size="12pt" officeooo:rsid="00a28fcf" style:font-size-asian="12pt" style:font-size-complex="12pt"/>
    </style:style>
    <style:style style:name="T119" style:family="text">
      <style:text-properties style:font-name="Arial" fo:font-size="12pt" officeooo:rsid="00a34313" style:font-size-asian="12pt" style:font-size-complex="12pt"/>
    </style:style>
    <style:style style:name="T120" style:family="text">
      <style:text-properties style:font-name="Arial" fo:font-size="12pt" officeooo:rsid="00a398a5" style:font-size-asian="12pt" style:font-size-complex="12pt"/>
    </style:style>
    <style:style style:name="T121" style:family="text">
      <style:text-properties style:font-name="Arial" fo:font-size="12pt" officeooo:rsid="00a49b67" style:font-size-asian="12pt" style:font-size-complex="12pt"/>
    </style:style>
    <style:style style:name="T122" style:family="text">
      <style:text-properties style:font-name="Arial" fo:font-size="12pt" officeooo:rsid="00a5fd28" style:font-size-asian="12pt" style:font-size-complex="12pt"/>
    </style:style>
    <style:style style:name="T123" style:family="text">
      <style:text-properties style:font-name="Arial" fo:font-size="12pt" officeooo:rsid="00af682b" style:font-size-asian="12pt" style:font-size-complex="12pt"/>
    </style:style>
    <style:style style:name="T124" style:family="text">
      <style:text-properties style:font-name="Arial" fo:font-size="12pt" officeooo:rsid="00b11d03" style:font-size-asian="12pt" style:font-size-complex="12pt"/>
    </style:style>
    <style:style style:name="T125" style:family="text">
      <style:text-properties style:font-name="Arial" fo:font-size="12pt" officeooo:rsid="00b18350" style:font-size-asian="12pt" style:font-size-complex="12pt"/>
    </style:style>
    <style:style style:name="T126" style:family="text">
      <style:text-properties style:font-name="Arial" fo:font-size="12pt" officeooo:rsid="00b48194" style:font-size-asian="12pt" style:font-size-complex="12pt"/>
    </style:style>
    <style:style style:name="T127" style:family="text">
      <style:text-properties style:font-name="Arial" fo:font-size="12pt" officeooo:rsid="00b70fbc" style:font-size-asian="12pt" style:font-size-complex="12pt"/>
    </style:style>
    <style:style style:name="T128" style:family="text">
      <style:text-properties style:font-name="Arial" fo:font-size="12pt" officeooo:rsid="00b7b560" style:font-size-asian="12pt" style:font-size-complex="12pt"/>
    </style:style>
    <style:style style:name="T129" style:family="text">
      <style:text-properties style:font-name="Arial" fo:font-size="12pt" officeooo:rsid="00b8bca1" style:font-size-asian="12pt" style:font-size-complex="12pt"/>
    </style:style>
    <style:style style:name="T130" style:family="text">
      <style:text-properties style:font-name="Arial" fo:font-size="12pt" officeooo:rsid="00b91cf5" style:font-size-asian="12pt" style:font-size-complex="12pt"/>
    </style:style>
    <style:style style:name="T131" style:family="text">
      <style:text-properties style:font-name="Arial" fo:font-size="12pt" officeooo:rsid="00b9b272" style:font-size-asian="12pt" style:font-size-complex="12pt"/>
    </style:style>
    <style:style style:name="T132" style:family="text">
      <style:text-properties style:font-name="Arial" fo:font-size="12pt" officeooo:rsid="00ba97d9" style:font-size-asian="12pt" style:font-size-complex="12pt"/>
    </style:style>
    <style:style style:name="T133" style:family="text">
      <style:text-properties style:font-name="Arial" fo:font-size="12pt" officeooo:rsid="00babc68" style:font-size-asian="12pt" style:font-size-complex="12pt"/>
    </style:style>
    <style:style style:name="T134" style:family="text">
      <style:text-properties style:font-name="Arial" fo:font-size="12pt" officeooo:rsid="00baca65" style:font-size-asian="12pt" style:font-size-complex="12pt"/>
    </style:style>
    <style:style style:name="T135" style:family="text">
      <style:text-properties style:font-name="Arial" fo:font-size="12pt" officeooo:rsid="00bc4b8f" style:font-size-asian="12pt" style:font-size-complex="12pt"/>
    </style:style>
    <style:style style:name="T136" style:family="text">
      <style:text-properties style:font-name="Arial" fo:font-size="12pt" officeooo:rsid="00bd3cf3" style:font-size-asian="12pt" style:font-size-complex="12pt"/>
    </style:style>
    <style:style style:name="T137" style:family="text">
      <style:text-properties style:font-name="Arial" fo:font-size="12pt" officeooo:rsid="00be4b9b" style:font-size-asian="12pt" style:font-size-complex="12pt"/>
    </style:style>
    <style:style style:name="T138" style:family="text">
      <style:text-properties style:font-name="Arial" fo:font-size="12pt" officeooo:rsid="00be6b86" style:font-size-asian="12pt" style:font-size-complex="12pt"/>
    </style:style>
    <style:style style:name="T139" style:family="text">
      <style:text-properties style:font-name="Arial" fo:font-size="12pt" officeooo:rsid="00c0ebcb" style:font-size-asian="12pt" style:font-size-complex="12pt"/>
    </style:style>
    <style:style style:name="T140" style:family="text">
      <style:text-properties style:font-name="Arial" fo:font-size="12pt" officeooo:rsid="00c0f5fb" style:font-size-asian="12pt" style:font-size-complex="12pt"/>
    </style:style>
    <style:style style:name="T141" style:family="text">
      <style:text-properties style:font-name="Arial" fo:font-size="12pt" officeooo:rsid="00c19611" style:font-size-asian="12pt" style:font-size-complex="12pt"/>
    </style:style>
    <style:style style:name="T142" style:family="text">
      <style:text-properties style:font-name="Arial" fo:font-size="12pt" officeooo:rsid="00c25e86" style:font-size-asian="12pt" style:font-size-complex="12pt"/>
    </style:style>
    <style:style style:name="T143" style:family="text">
      <style:text-properties style:font-name="Arial" fo:font-size="12pt" officeooo:rsid="00c355b8" style:font-size-asian="12pt" style:font-size-complex="12pt"/>
    </style:style>
    <style:style style:name="T144" style:family="text">
      <style:text-properties style:font-name="Arial" fo:font-size="12pt" officeooo:rsid="00c42c37" style:font-size-asian="12pt" style:font-size-complex="12pt"/>
    </style:style>
    <style:style style:name="T145" style:family="text">
      <style:text-properties style:font-name="Arial" fo:font-size="12pt" officeooo:rsid="00c57555" style:font-size-asian="12pt" style:font-size-complex="12pt"/>
    </style:style>
    <style:style style:name="T146" style:family="text">
      <style:text-properties style:font-name="Arial" fo:font-size="12pt" officeooo:rsid="00c6d0e9" style:font-size-asian="12pt" style:font-size-complex="12pt"/>
    </style:style>
    <style:style style:name="T147" style:family="text">
      <style:text-properties style:font-name="Arial" fo:font-size="12pt" officeooo:rsid="00c848d6" style:font-size-asian="12pt" style:font-size-complex="12pt"/>
    </style:style>
    <style:style style:name="T148" style:family="text">
      <style:text-properties style:font-name="Arial" fo:font-size="12pt" officeooo:rsid="00c92707" style:font-size-asian="12pt" style:font-size-complex="12pt"/>
    </style:style>
    <style:style style:name="T149" style:family="text">
      <style:text-properties style:font-name="Arial" fo:font-size="12pt" officeooo:rsid="00ca0b23" style:font-size-asian="12pt" style:font-size-complex="12pt"/>
    </style:style>
    <style:style style:name="T150" style:family="text">
      <style:text-properties style:font-name="Arial" fo:font-size="12pt" officeooo:rsid="00cbc61c" style:font-size-asian="12pt" style:font-size-complex="12pt"/>
    </style:style>
    <style:style style:name="T151" style:family="text">
      <style:text-properties style:font-name="Arial" fo:font-size="12pt" officeooo:rsid="00cf3fba" style:font-size-asian="12pt" style:font-size-complex="12pt"/>
    </style:style>
    <style:style style:name="T152" style:family="text">
      <style:text-properties style:font-name="Arial" fo:font-size="12pt" officeooo:rsid="00d067b6" style:font-size-asian="12pt" style:font-size-complex="12pt"/>
    </style:style>
    <style:style style:name="T153" style:family="text">
      <style:text-properties style:font-name="Arial" fo:font-size="12pt" officeooo:rsid="00d0fcaa" style:font-size-asian="12pt" style:font-size-complex="12pt"/>
    </style:style>
    <style:style style:name="T154" style:family="text">
      <style:text-properties style:font-name="Arial" fo:font-size="12pt" officeooo:rsid="00d27a68" style:font-size-asian="12pt" style:font-size-complex="12pt"/>
    </style:style>
    <style:style style:name="T155" style:family="text">
      <style:text-properties style:font-name="Arial" fo:font-size="12pt" officeooo:rsid="00d3935f" style:font-size-asian="12pt" style:font-size-complex="12pt"/>
    </style:style>
    <style:style style:name="T156" style:family="text">
      <style:text-properties style:font-name="Arial" fo:font-size="12pt" officeooo:rsid="00d439f3" style:font-size-asian="12pt" style:font-size-complex="12pt"/>
    </style:style>
    <style:style style:name="T157" style:family="text">
      <style:text-properties style:font-name="Arial" fo:font-size="12pt" officeooo:rsid="00da4e34" style:font-size-asian="12pt" style:font-size-complex="12pt"/>
    </style:style>
    <style:style style:name="T158" style:family="text">
      <style:text-properties style:font-name="Arial" fo:font-size="12pt" officeooo:rsid="00daf544" style:font-size-asian="12pt" style:font-size-complex="12pt"/>
    </style:style>
    <style:style style:name="T159" style:family="text">
      <style:text-properties style:font-name="Arial" fo:font-size="12pt" officeooo:rsid="00dbc32a" style:font-size-asian="12pt" style:font-size-complex="12pt"/>
    </style:style>
    <style:style style:name="T160" style:family="text">
      <style:text-properties style:font-name="Arial" fo:font-size="12pt" officeooo:rsid="00de37dd" style:font-size-asian="12pt" style:font-size-complex="12pt"/>
    </style:style>
    <style:style style:name="T161" style:family="text">
      <style:text-properties style:font-name="Arial" fo:font-size="12pt" officeooo:rsid="00df2f4b" style:font-size-asian="12pt" style:font-size-complex="12pt"/>
    </style:style>
    <style:style style:name="T162" style:family="text">
      <style:text-properties style:font-name="Arial" fo:font-size="12pt" officeooo:rsid="00df9b7a" style:font-size-asian="12pt" style:font-size-complex="12pt"/>
    </style:style>
    <style:style style:name="T163" style:family="text">
      <style:text-properties style:font-name="Arial" fo:font-size="12pt" officeooo:rsid="00dfdf06" style:font-size-asian="12pt" style:font-size-complex="12pt"/>
    </style:style>
    <style:style style:name="T164" style:family="text">
      <style:text-properties style:font-name="Arial" fo:font-size="12pt" officeooo:rsid="00e346b9" style:font-size-asian="12pt" style:font-size-complex="12pt"/>
    </style:style>
    <style:style style:name="T165" style:family="text">
      <style:text-properties style:font-name="Arial" fo:font-size="12pt" officeooo:rsid="00e63140" style:font-size-asian="12pt" style:font-size-complex="12pt"/>
    </style:style>
    <style:style style:name="T166" style:family="text">
      <style:text-properties style:font-name="Arial" fo:font-size="12pt" officeooo:rsid="00e914eb" style:font-size-asian="12pt" style:font-size-complex="12pt"/>
    </style:style>
    <style:style style:name="T167" style:family="text">
      <style:text-properties style:font-name="Arial" fo:font-size="12pt" officeooo:rsid="00ea6a6c" style:font-size-asian="12pt" style:font-size-complex="12pt"/>
    </style:style>
    <style:style style:name="T168" style:family="text">
      <style:text-properties style:font-name="Arial" fo:font-size="12pt" officeooo:rsid="00eb105c" style:font-size-asian="12pt" style:font-size-complex="12pt"/>
    </style:style>
    <style:style style:name="T169" style:family="text">
      <style:text-properties style:font-name="Arial" fo:font-size="12pt" officeooo:rsid="00ebc863" style:font-size-asian="12pt" style:font-size-complex="12pt"/>
    </style:style>
    <style:style style:name="T170" style:family="text">
      <style:text-properties style:font-name="Arial" fo:font-size="12pt" officeooo:rsid="00eecd14" style:font-size-asian="12pt" style:font-size-complex="12pt"/>
    </style:style>
    <style:style style:name="T171" style:family="text">
      <style:text-properties style:font-name="Arial" fo:font-size="12pt" officeooo:rsid="00eee6ae" style:font-size-asian="12pt" style:font-size-complex="12pt"/>
    </style:style>
    <style:style style:name="T172" style:family="text">
      <style:text-properties style:font-name="Arial" fo:font-size="12pt" officeooo:rsid="00f055e1" style:font-size-asian="12pt" style:font-size-complex="12pt"/>
    </style:style>
    <style:style style:name="T173" style:family="text">
      <style:text-properties style:font-name="Arial" fo:font-size="12pt" officeooo:rsid="00f12cc9" style:font-size-asian="12pt" style:font-size-complex="12pt"/>
    </style:style>
    <style:style style:name="T174" style:family="text">
      <style:text-properties style:font-name="Arial" fo:font-size="12pt" officeooo:rsid="00f38a8f" style:font-size-asian="12pt" style:font-size-complex="12pt"/>
    </style:style>
    <style:style style:name="T175" style:family="text">
      <style:text-properties style:font-name="Arial" fo:font-size="12pt" officeooo:rsid="00f5c076" style:font-size-asian="12pt" style:font-size-complex="12pt"/>
    </style:style>
    <style:style style:name="T176" style:family="text">
      <style:text-properties style:font-name="Arial" fo:font-size="12pt" fo:font-style="italic" officeooo:rsid="00f5c076" style:font-size-asian="12pt" style:font-style-asian="italic" style:font-size-complex="12pt" style:font-style-complex="italic"/>
    </style:style>
    <style:style style:name="T177" style:family="text">
      <style:text-properties style:font-name="Arial" fo:font-size="12pt" fo:font-style="normal" officeooo:rsid="00f682fd" style:font-size-asian="12pt" style:font-style-asian="normal" style:font-size-complex="12pt" style:font-style-complex="normal"/>
    </style:style>
    <style:style style:name="T178" style:family="text">
      <style:text-properties style:font-name="Arial" fo:font-size="12pt" fo:font-style="normal" officeooo:rsid="00f82e67" style:font-size-asian="12pt" style:font-style-asian="normal" style:font-size-complex="12pt" style:font-style-complex="normal"/>
    </style:style>
    <style:style style:name="T179" style:family="text">
      <style:text-properties style:font-name="Arial" fo:font-size="12pt" fo:font-style="normal" officeooo:rsid="00f876ed" style:font-size-asian="12pt" style:font-style-asian="normal"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pitolo 1</text:p>
      <text:p text:style-name="P3"><text:span text:style-name="T1">La casa di Eremita se ne stava </text:span><text:span text:style-name="T2">appollaita a nemmeno cento metri dalla mia. </text:span><text:span text:style-name="T3">Tutte le mattine che passavo per andare alla fermata del bus, da infondo alla via, due occhi piccini piccini, come quelli di uno scoiattolo, se ne stavano in movimento tanto quanto un albero, piantati, sulla mia pelle. </text:span><text:span text:style-name="T4">Passavo e non importava quanto accelerassi, </text:span><text:span text:style-name="T5">quei due buchi </text:span><text:span text:style-name="T6">starcolmi di niente mi puntavano come un lupo la pecora con la zampa rotta. </text:span><text:span text:style-name="T7">Il sudore sulla mia pelle, d’estate, d’inverno, </text:span><text:span text:style-name="T8">trapassava gli indumenti, con quella sua nota di caramello; si sollevava nell’aria e si lasciava trascinare dal campo gravitazionale della casa, quella nota odorifera saliva e scendeva le scale del pentagramma </text:span><text:span text:style-name="T12">che io sopra vi immaginavo </text:span><text:span text:style-name="T9">finché, come una chiave </text:span><text:span text:style-name="T13">nella toppa</text:span><text:span text:style-name="T9">, non incastrava esatta fra i mille denti a spatola di </text:span><text:span text:style-name="T10">quella </text:span><text:span text:style-name="T11">infame dimora</text:span><text:span text:style-name="T10">. </text:span><text:span text:style-name="T9"><text:line-break/></text:span><text:span text:style-name="T14">Avessi mai provato a dire </text:span><text:span text:style-name="T25">a qualcuno </text:span><text:span text:style-name="T15">quello che i miei occhi spalmavano fra la sottile pellicola di quello che c’era e quello che, con ampie probabilità, era </text:span><text:span text:style-name="T19">solo </text:span><text:span text:style-name="T16">un errore dell’infinito sistema chiamatosi mondo, </text:span><text:span text:style-name="T17">che solo io, alla ricerca di un ulteriore </text:span><text:span text:style-name="T20">questione</text:span><text:span text:style-name="T17">, come un minatore alla ricerca di un </text:span><text:span text:style-name="T21">alt</text:span><text:span text:style-name="T22">ro</text:span><text:span text:style-name="T17"> crollo della cava, </text:span><text:span text:style-name="T18">cercavo e quindi trovavo, </text:span><text:span text:style-name="T23">sicuramente mi avrebbe preso sul serio soltanto il mio muro </text:span><text:span text:style-name="T24">vestito di foglietti appiccicati con dell’adesivo color canarino.<text:line-break/></text:span><text:span text:style-name="T26">La casa di Eremita era un nido di condor paziente come un pescatore alla deriva, in una notte burrascosa e dalla visibilità di una talpa </text:span><text:span text:style-name="T29">cecata</text:span><text:span text:style-name="T26">.</text:span><text:span text:style-name="T27"> Quella casa, su quel minuscolo davanzale pulito come un cassonetto, </text:span><text:span text:style-name="T28">aveva una bandiera a sventolare </text:span><text:span text:style-name="T41">con sopra un grande falco insanguinato in uno sfondo nero.</text:span><text:span text:style-name="T42"> </text:span><text:span text:style-name="T46">L</text:span><text:span text:style-name="T42">ì, tutte le mattine, </text:span><text:span text:style-name="T43">si </text:span><text:span text:style-name="T28">trovava </text:span><text:span text:style-name="T30">uno dei tanti passeggeri che </text:span><text:span text:style-name="T46">l’</text:span><text:span text:style-name="T30">ospitava</text:span><text:span text:style-name="T45">: l</text:span><text:span text:style-name="T44">a </text:span><text:span text:style-name="T31">fronte birtozoluta, </text:span><text:span text:style-name="T32">le mani nodose di un anz</text:span><text:span text:style-name="T33">iano, </text:span><text:span text:style-name="T34">gli occhi di un cane in fin di morte e l’alito di un </text:span><text:span text:style-name="T35">mare prosciugato in un tempo di battito di ciglia. <text:line-break/></text:span><text:span text:style-name="T36">Così me lo vedevo a giornate, </text:span><text:span text:style-name="T37">un piccolo esserino seduto sul balcone che ogni tanto alzava la mano grossa come una palla da calcio, </text:span><text:span text:style-name="T47">l</text:span><text:span text:style-name="T38">a testa delle dimensioni di una bambola per bambini che faceva un cenno. </text:span><text:span text:style-name="T39"><text:line-break/></text:span><text:span text:style-name="T40">Oltre alla leggera corrente che mi spingeva verso quella porta, </text:span><text:span text:style-name="T47">quel grande macchinario maciulla-semi che scoppiettava dal desiderio di involgermi nel caramello per poi farmi saltare in aria, pronto a essere seghettato </text:span><text:span text:style-name="T48">da quelle migliaia di cesoie </text:span><text:span text:style-name="T55">di un pubblico altolocato dalle sedie di nuvole grigie</text:span><text:span text:style-name="T48">; oltre al sole che sembrava </text:span><text:span text:style-name="T49">tirare fuori un</text:span><text:span text:style-name="T56">a grande cannuccia</text:span><text:span text:style-name="T49"> di luce per infilarl</text:span><text:span text:style-name="T57">a </text:span><text:span text:style-name="T49">fra le mie scapole e poi soffiar</text:span><text:span text:style-name="T57">vi</text:span><text:span text:style-name="T49">; oltre </text:span><text:span text:style-name="T50">alla terra di fango che se ne stava fra la casa e la via parallela sulla quale passavo, </text:span><text:span text:style-name="T58">sull’attenti come un corridore, in attesa dello sparo per sconquassarsi; l</text:span><text:span text:style-name="T51">a </text:span><text:span text:style-name="T58">vera e unica </text:span><text:span text:style-name="T51">forza apparente, </text:span><text:span text:style-name="T59">talmente tanto in forma da poter </text:span><text:span text:style-name="T60">vantare due bicipiti come montagne, </text:span><text:span text:style-name="T61">l’energia che </text:span><text:span text:style-name="T52">mi attraeva come il miele l’orsacchiotto, </text:span><text:span text:style-name="T62">come l’acqua l’assettato, come la lama il furioso, </text:span><text:span text:style-name="T53">era </text:span><text:soft-page-break/><text:span text:style-name="T54">l’immagine di lei che si scioglieva in ogni angolo, </text:span><text:span text:style-name="T63">ogni cassetto; </text:span><text:span text:style-name="T64">che </text:span><text:span text:style-name="T74">si faceva incastrare</text:span><text:span text:style-name="T64"> fra la porta del bagno e quella della cucia, che prendeva e faceva di qu</text:span><text:span text:style-name="T77">ella bandiera </text:span><text:span text:style-name="T78">per farne</text:span><text:span text:style-name="T64"> il suo gioco del piacere nell’infilzarlo e tirarlo fuori dal suo corpo con l’aiuto di lui, </text:span><text:span text:style-name="T75">con quelle mani </text:span><text:span text:style-name="T76">dalle unghie </text:span><text:span text:style-name="T79">ove </text:span><text:span text:style-name="T80">da </text:span><text:span text:style-name="T79">sotto </text:span><text:span text:style-name="T80">uscivano le teste di </text:span><text:span text:style-name="T79">piccole piante carnivore</text:span><text:span text:style-name="T76">.</text:span><text:span text:style-name="T64"><text:line-break/></text:span><text:span text:style-name="T65">Se non </text:span><text:span text:style-name="T66">avessi avuto delle leggi da portare avanti, </text:span><text:span text:style-name="T67">se solo mi fossi fatto distrarre come un Pinocchio all’andare a scuola, </text:span><text:span text:style-name="T68">avrei preso </text:span><text:span text:style-name="T69">e </text:span><text:span text:style-name="T68">inghiottito un quintale di petrolio </text:span><text:span text:style-name="T69">condito di </text:span><text:span text:style-name="T68">catrame per vomitarlo, una volta infiammato nel risucchiare un solo fiammifero dalla testa di zolfo </text:span><text:span text:style-name="T81">infuocata</text:span><text:span text:style-name="T68">, </text:span><text:span text:style-name="T70">su tutti gli oggetti che veniva posseduti da quella casa.<text:line-break/></text:span><text:span text:style-name="T71">Da quel simbolo, da quella moneta, che facevano della famiglia Eremita, l’unica in Ornello, <text:s/></text:span><text:span text:style-name="T72">a essere </text:span><text:span text:style-name="T73">sulla mia lista della cose da portare a termine.</text:span><text:span text:style-name="T82"><text:line-break/>I mezzi di trasporto pubblici ci mettevano dieci minuti di traffico per arrivare a </text:span><text:span text:style-name="T83">P</text:span><text:span text:style-name="T84">i</text:span><text:span text:style-name="T83">etroia</text:span><text:span text:style-name="T82">, </text:span><text:span text:style-name="T85">per me ne passavano almeno un centinaio lì sopra. <text:line-break/></text:span><text:span text:style-name="T89">Dietro i miei occhi un disegnatore</text:span><text:span text:style-name="T86">, quasi avesse avuto pennino e inchiostro, </text:span><text:span text:style-name="T89">da sempre e per sempre, </text:span><text:span text:style-name="T86">s</text:span><text:span text:style-name="T89">i dilettava nel </text:span><text:span text:style-name="T86">disegnare sul volto di ogni persona che incrociavo un sorriso, un baffetto, </text:span><text:span text:style-name="T90">un occhio sguercio</text:span><text:span text:style-name="T86">. Deformavano il corpo dell’autista e lo rendevano un budda </text:span><text:span text:style-name="T87">in </text:span><text:span text:style-name="T88">mutande</text:span><text:span text:style-name="T87">. </text:span><text:span text:style-name="T91">Facevano la gobba della vecchia </text:span><text:span text:style-name="T92">una meno cinquecento ics alla seconda. </text:span><text:span text:style-name="T93">Le chiappe della solita </text:span><text:span text:style-name="T94">gatta arruffata da</text:span><text:span text:style-name="T95">lle ciglia </text:span><text:span text:style-name="T96">come due barboncini pettinati, </text:span><text:span text:style-name="T97">una groviera di buchi grassosi, </text:span><text:span text:style-name="T98">un atterraggio su Marte dai crateri </text:span><text:span text:style-name="T99">irrisori.</text:span><text:span text:style-name="T92"> </text:span><text:span text:style-name="T1"><text:line-break/></text:span><text:span text:style-name="T100">A quell’ora della giornata gli autisti </text:span><text:span text:style-name="T101">delle macchine che avevo la fortuna di vedere, perché spesso i vetri si appannavano </text:span><text:span text:style-name="T102">dal loro continu</text:span><text:span text:style-name="T103">o</text:span><text:span text:style-name="T102"> sbuffare, </text:span><text:span text:style-name="T103">erano tutti la stessa copia del padre di Coraline. </text:span><text:span text:style-name="T104">Avevano </text:span><text:span text:style-name="T106">tutti una leggera</text:span><text:span text:style-name="T104"> gobba, </text:span><text:span text:style-name="T109">sicuramente non quella che tratteggiavo a matita sulla vecchia sul bus,</text:span><text:span text:style-name="T104"> però si sa che il tempo e lo spazio tutto sommato bisticciano, </text:span><text:span text:style-name="T105">quindi prima o poi </text:span><text:span text:style-name="T107">sarebbero diventati i protettori di Notre-Dame, </text:span><text:span text:style-name="T108">a Parigi. </text:span><text:span text:style-name="T110">Così li pensavo, </text:span><text:span text:style-name="T112">pietrificati </text:span><text:span text:style-name="T113">in chissà che tempo, </text:span><text:span text:style-name="T114">gargolle dagli occhi d’</text:span><text:span text:style-name="T115">inesistenza.</text:span><text:span text:style-name="T110"><text:line-break/>Sinceramente immaginare che tutte quelle persone, in fila, con i motori accesi a creare </text:span><text:span text:style-name="T121">nuvole</text:span><text:span text:style-name="T110"> di veleno, </text:span><text:span text:style-name="T111">un piede per mettere il cambio, l’altro per frenare, </text:span><text:span text:style-name="T116">una camicia sgualcita e puzzolente di caffè, fossero </text:span><text:span text:style-name="T117">i buoi dell’aratro del Mondo </text:span><text:span text:style-name="T118">programmato da chi non sapeva ancora che </text:span><text:span text:style-name="T120">la</text:span><text:span text:style-name="T118"> moltiplicazione alla fine è </text:span><text:span text:style-name="T119">una somma, </text:span><text:span text:style-name="T122">mi faceva sentire un pesce fuor d’acqua. <text:line-break/></text:span><text:span text:style-name="T123">Quando da bambini ci chiedevano la fatidica domanda di che cosa volessimo fare da grand</text:span><text:span text:style-name="T143">i, </text:span><text:span text:style-name="T123">per le prime volte non sono riuscito a caricare dalla mia memoria di secondo ordine a quella di primo, qualcosa. </text:span><text:span text:style-name="T124">Rimanevo lì, come un cristiano sotto la croce </text:span><text:span text:style-name="T127">dai chiodi </text:span><text:span text:style-name="T144">puzzolenti</text:span><text:span text:style-name="T124">, </text:span><text:span text:style-name="T125">a bocca </text:span><text:span text:style-name="T128">così tanto spalancata</text:span><text:span text:style-name="T125"> che ci sarebbe potuto entrare uno </text:span><text:span text:style-name="T126">stormo </text:span><text:span text:style-name="T125">di mosche. <text:line-break/></text:span><text:span text:style-name="T129">Immaginavo un me barbuto e con un metro di altezza in più vestito con una tuta arancione </text:span><text:soft-page-break/><text:span text:style-name="T129">e un casco altrettanto colorato.</text:span><text:span text:style-name="T130"> Martellate qui, misurazioni la, discussioni sul progetto che è stato portato a termine in maniera scorretta perché quel calcolo andava pensato in maniera nuova… </text:span><text:span text:style-name="T131">Poi una pausetta nel </text:span><text:span text:style-name="T132">primo </text:span><text:span text:style-name="T131">bagno chimico </text:span><text:span text:style-name="T132">ed ecco che esco con un microfono in mano e una risata che neanche un asino asmatico. </text:span><text:span text:style-name="T133">Tutti che mi guardano, luci puntate esattamente sulle mie grosse e pelose sopracciglia da </text:span><text:span text:style-name="T145">S</text:span><text:span text:style-name="T134">ignore della risata. </text:span><text:span text:style-name="T135">Alcuni ridono così tanto che cascano sul tavolo e proprio quando la prima fila sta per </text:span><text:span text:style-name="T136">invocare un appaluso in piedi, io mi ritrovo </text:span><text:span text:style-name="T137">a ricucire la pancia di un cerbiatto </text:span><text:span text:style-name="T138">con un tumore al fegato. </text:span><text:span text:style-name="T139">Sangue della consistenza della melma </text:span><text:span text:style-name="T146">sui guanti che quasi mi fa sfuggire come un grillo agitato fra le dita </text:span><text:span text:style-name="T147">l’ago che cuce i lembi</text:span><text:span text:style-name="T140">. “Cucire solo quando non smette di uscire sangue </text:span><text:span text:style-name="T141">dalla ferita</text:span><text:span text:style-name="T140">” </text:span><text:span text:style-name="T142">avrebbe </text:span><text:span text:style-name="T148">appuntato</text:span><text:span text:style-name="T142"> il mio professore del secondo anno di università </text:span><text:span text:style-name="T149">su una lavagna grossa come un camion; </text:span><text:span text:style-name="T150">uno di quelli che porta il gasolio. <text:line-break/></text:span><text:span text:style-name="T151">Così andavo e tornavo da scuola su quel mezzo al sapore d’ascelle </text:span><text:span text:style-name="T152">e genitali lavati con sacchetti dell’umido riusati. </text:span><text:span text:style-name="T153">Mi ritrovavo di nuovo davanti al </text:span><text:span text:style-name="T170">C</text:span><text:span text:style-name="T153">entro per l’</text:span><text:span text:style-name="T170">I</text:span><text:span text:style-name="T153">mpiego </text:span><text:span text:style-name="T170">degli</text:span><text:span text:style-name="T154">. </text:span><text:span text:style-name="T155">Aumentavo il passo. </text:span><text:span text:style-name="T171">Scavalcavo il cancello. </text:span><text:span text:style-name="T156">Aprivo la porta. Appoggiavo lo zaino. </text:span><text:span text:style-name="T172">Salivo le scale. Aprivo la porta.</text:span><text:span text:style-name="T156"><text:line-break/></text:span><text:span text:style-name="T157">Una volta sdraiato sul letto </text:span><text:span text:style-name="T158">giocavo come un gatto con un gomitolo di lana, con quelle piccole sfere cristalline che avevo ricavato con tanta pazienza </text:span><text:span text:style-name="T159">dalla caverna infondo al fiume. </text:span><text:span text:style-name="T160">Mi azzardavo a dare loro il nome di luci, anche se non abbagliavano nessuno all’infuori d</text:span><text:span text:style-name="T162">el proprietario dell’</text:span><text:span text:style-name="T161">immaginazione </text:span><text:span text:style-name="T163">più</text:span><text:span text:style-name="T161"> fervore </text:span><text:span text:style-name="T163">mai esistita; </text:span><text:span text:style-name="T173">fervida </text:span><text:span text:style-name="T161">come il febbrone da cavallo che puntualmente mi prendevo a inizio dell’autunno, verso la fine di Settembre. </text:span><text:span text:style-name="T125"><text:line-break/></text:span><text:span text:style-name="T164">Le mie piccole luci fatte di una gemma </text:span><text:span text:style-name="T165">identificata con la stessa certezza con cui gli appassionati affermano di aver visto un UFO, </text:span><text:span text:style-name="T166">si lasciavano accarezzare come animaletti ammalati e indifesi. </text:span><text:span text:style-name="T167">Non se andavano nell’angolo della stanza a beelare </text:span><text:span text:style-name="T168">né piagnucolavano protezione, piuttosto </text:span><text:span text:style-name="T169">appuravano che le mie dita, sotto le unghie, avessero la stessa terra che ha un deserto. </text:span><text:span text:style-name="T174">I miei giornaletti dicevano che la sporcizia addosso a un </text:span><text:span text:style-name="T175">soggettto </text:span><text:span text:style-name="T174">equivalesse </text:span><text:span text:style-name="T175">alla sporicizia </text:span><text:span text:style-name="T176">dentro. </text:span><text:span text:style-name="T177">Una formula eccessivamente lineare e poco elegante per dare una risposta a una domanda così articolata.<text:line-break/></text:span><text:span text:style-name="T178">Se io avessi </text:span><text:span text:style-name="T179">una scatola e dentro quella scatola possiedessi uno spazio infinito in cui posizionare ampolle con dentro immagini che si ripetono in continuazione, </text:span><text:span text:style-name="T169"><text:line-break/></text:span></text:p>
      <text:p text:style-name="P2"><text:span text:style-name="T12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3T10:30:23.762649756</meta:creation-date>
    <dc:date>2025-09-25T15:02:26.945886266</dc:date>
    <meta:editing-duration>PT1H4M32S</meta:editing-duration>
    <meta:editing-cycles>220</meta:editing-cycles>
    <meta:generator>LibreOffice/24.2.7.2$Linux_X86_64 LibreOffice_project/420$Build-2</meta:generator>
    <meta:document-statistic meta:table-count="0" meta:image-count="0" meta:object-count="0" meta:page-count="3" meta:paragraph-count="2" meta:word-count="1345" meta:character-count="8194" meta:non-whitespace-character-count="6839"/>
  </office:meta>
</office:document-meta>
</file>